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0900a4"/>
    </style:style>
    <style:style style:name="T1" style:family="text">
      <style:text-properties officeooo:rsid="000900a4"/>
    </style:style>
    <style:style style:name="T2" style:family="text">
      <style:text-properties style:text-underline-style="solid" style:text-underline-width="auto" style:text-underline-color="font-color" officeooo:rsid="000900a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TensorFlow Quick Reference</text:span></text:span></text:p>
      <text:p text:style-name="Text_20_body"><text:span text:style-name="Strong_20_Emphasis"/></text:p>
      <text:p text:style-name="Text_20_body"><text:span text:style-name="Strong_20_Emphasis">TensorFlow:</text:span></text:p>
      <text:list text:style-name="L1">
        <text:list-item>
          <text:p text:style-name="P2">Open-source machine learning framework developed by Google Brain team.</text:p>
        </text:list-item>
        <text:list-item>
          <text:p text:style-name="P2">Designed for building and training neural networks, deep learning models, and other machine learning algorithms.</text:p>
        </text:list-item>
        <text:list-item>
          <text:p text:style-name="P1">Supports both research and production use cases across various platforms and devices.</text:p>
        </text:list-item>
      </text:list>
      <text:p text:style-name="Text_20_body"><text:span text:style-name="Strong_20_Emphasis">Tensors:</text:span></text:p>
      <text:list text:style-name="L2">
        <text:list-item>
          <text:p text:style-name="P4">Fundamental data structure in TensorFlow representing multi-dimensional arrays.</text:p>
        </text:list-item>
        <text:list-item>
          <text:p text:style-name="P4">Tensors can be scalars, vectors, matrices, or higher-dimensional arrays.</text:p>
        </text:list-item>
        <text:list-item>
          <text:p text:style-name="P3">Used to represent input data, model parameters, and intermediate computations.</text:p>
        </text:list-item>
      </text:list>
      <text:p text:style-name="Text_20_body"><text:span text:style-name="Strong_20_Emphasis">Graphs and Sessions:</text:span></text:p>
      <text:list text:style-name="L3">
        <text:list-item>
          <text:p text:style-name="P6">TensorFlow uses computational graphs to represent data flow and operations.</text:p>
        </text:list-item>
        <text:list-item>
          <text:p text:style-name="P6">Build a computational graph by defining tensors and operations.</text:p>
        </text:list-item>
        <text:list-item>
          <text:p text:style-name="P5">Execute operations within a session to perform computations and evaluate results.</text:p>
        </text:list-item>
      </text:list>
      <text:p text:style-name="Text_20_body"><text:span text:style-name="Strong_20_Emphasis">Operations:</text:span></text:p>
      <text:list text:style-name="L4">
        <text:list-item>
          <text:p text:style-name="P8">Perform mathematical operations, transformations, and computations on tensors.</text:p>
        </text:list-item>
        <text:list-item>
          <text:p text:style-name="P8">Common operations include addition, subtraction, multiplication, division, matrix multiplication, etc.</text:p>
        </text:list-item>
        <text:list-item>
          <text:p text:style-name="P7">Advanced operations include activation functions, normalization, dropout, pooling, convolution, etc.</text:p>
        </text:list-item>
      </text:list>
      <text:p text:style-name="Text_20_body"><text:span text:style-name="Strong_20_Emphasis">Variables:</text:span></text:p>
      <text:list text:style-name="L5">
        <text:list-item>
          <text:p text:style-name="P10">Variables are tensors that hold mutable state, used for model parameters and trainable parameters.</text:p>
        </text:list-item>
        <text:list-item>
          <text:p text:style-name="P10">Initialize variables with initial values and update them during training.</text:p>
        </text:list-item>
        <text:list-item>
          <text:p text:style-name="P9">Use variables to represent weights, biases, and other parameters in neural network models.</text:p>
        </text:list-item>
      </text:list>
      <text:p text:style-name="Text_20_body"><text:span text:style-name="Strong_20_Emphasis">Layers:</text:span></text:p>
      <text:list text:style-name="L6">
        <text:list-item>
          <text:p text:style-name="P12">TensorFlow provides high-level APIs for building neural network layers and architectures.</text:p>
        </text:list-item>
        <text:list-item>
          <text:p text:style-name="P12">Construct complex models using pre-defined layers like Dense, Conv2D, LSTM, etc.</text:p>
        </text:list-item>
        <text:list-item>
          <text:p text:style-name="P11">Easily stack layers to create deep neural networks with minimal code.</text:p>
        </text:list-item>
      </text:list>
      <text:p text:style-name="Text_20_body"><text:span text:style-name="Strong_20_Emphasis">Loss Functions:</text:span></text:p>
      <text:list text:style-name="L7">
        <text:list-item>
          <text:p text:style-name="P14">Loss functions measure the discrepancy between predicted and actual values.</text:p>
        </text:list-item>
        <text:list-item>
          <text:p text:style-name="P14">Choose appropriate loss functions based on the problem type (e.g., classification, regression).</text:p>
        </text:list-item>
        <text:list-item>
          <text:p text:style-name="P13">Common loss functions include categorical cross-entropy, mean squared error, binary cross-entropy, etc.</text:p>
        </text:list-item>
      </text:list>
      <text:p text:style-name="Text_20_body"><text:soft-page-break/><text:span text:style-name="Strong_20_Emphasis">Optimizers:</text:span></text:p>
      <text:list text:style-name="L8">
        <text:list-item>
          <text:p text:style-name="P16">Optimizers adjust model parameters during training to minimize the loss function.</text:p>
        </text:list-item>
        <text:list-item>
          <text:p text:style-name="P16">Choose optimization algorithms like Stochastic Gradient Descent (SGD), Adam, RMSprop, etc.</text:p>
        </text:list-item>
        <text:list-item>
          <text:p text:style-name="P15">Tune optimizer hyperparameters like learning rate, momentum, decay, etc.</text:p>
        </text:list-item>
      </text:list>
      <text:p text:style-name="Text_20_body"><text:span text:style-name="Strong_20_Emphasis">Training:</text:span></text:p>
      <text:list text:style-name="L9">
        <text:list-item>
          <text:p text:style-name="P18">Train machine learning models by iteratively updating model parameters based on training data.</text:p>
        </text:list-item>
        <text:list-item>
          <text:p text:style-name="P18">Feed input data and labels into the model and compute predictions.</text:p>
        </text:list-item>
        <text:list-item>
          <text:p text:style-name="P17">Compute loss and gradients, update model parameters using optimizers, and repeat until convergence.</text:p>
        </text:list-item>
      </text:list>
      <text:p text:style-name="Text_20_body"><text:span text:style-name="Strong_20_Emphasis">Evaluation:</text:span></text:p>
      <text:list text:style-name="L10">
        <text:list-item>
          <text:p text:style-name="P20">Evaluate model performance on validation or test datasets.</text:p>
        </text:list-item>
        <text:list-item>
          <text:p text:style-name="P20">Measure metrics like accuracy, precision, recall, F1 score, mean squared error, etc.</text:p>
        </text:list-item>
        <text:list-item>
          <text:p text:style-name="P19">Analyze model behavior, identify overfitting, and fine-tune hyperparameters based on evaluation results.</text:p>
        </text:list-item>
      </text:list>
      <text:p text:style-name="Text_20_body"><text:span text:style-name="Strong_20_Emphasis">Saving and Restoring Models:</text:span></text:p>
      <text:list text:style-name="L11">
        <text:list-item>
          <text:p text:style-name="P22">Save trained models to disk for later use or deployment.</text:p>
        </text:list-item>
        <text:list-item>
          <text:p text:style-name="P22">Serialize model architecture, weights, and optimizer state using TensorFlow's SavedModel format.</text:p>
        </text:list-item>
        <text:list-item>
          <text:p text:style-name="P21">Restore saved models and continue training or make predictions on new data.</text:p>
        </text:list-item>
      </text:list>
      <text:p text:style-name="Text_20_body"><text:span text:style-name="Strong_20_Emphasis">TensorBoard:</text:span></text:p>
      <text:list text:style-name="L12">
        <text:list-item>
          <text:p text:style-name="P24">Visualize and monitor model training and evaluation using TensorBoard.</text:p>
        </text:list-item>
        <text:list-item>
          <text:p text:style-name="P24">Track metrics, visualize computational graphs, and analyze model performance over time.</text:p>
        </text:list-item>
        <text:list-item>
          <text:p text:style-name="P23">Embed TensorBoard visualization into TensorFlow code for real-time monitoring.</text:p>
        </text:list-item>
      </text:list>
      <text:p text:style-name="Text_20_body"><text:span text:style-name="Strong_20_Emphasis">Deployment:</text:span></text:p>
      <text:list text:style-name="L13">
        <text:list-item>
          <text:p text:style-name="P26">Deploy TensorFlow models to various production environments and platforms.</text:p>
        </text:list-item>
        <text:list-item>
          <text:p text:style-name="P26">Convert trained models to optimized formats for inference on different devices (e.g., CPUs, GPUs, TPUs, mobile devices).</text:p>
        </text:list-item>
        <text:list-item>
          <text:p text:style-name="P25">Integrate TensorFlow models into web applications, mobile apps, cloud services, and IoT devices.</text:p>
        </text:list-item>
      </text:list>
      <text:p text:style-name="Text_20_body"><text:span text:style-name="Strong_20_Emphasis">TensorFlow Extended (TFX):</text:span></text:p>
      <text:list text:style-name="L14">
        <text:list-item>
          <text:p text:style-name="P28">TFX is an end-to-end platform for deploying and managing machine learning pipelines.</text:p>
        </text:list-item>
        <text:list-item>
          <text:p text:style-name="P28">Includes components for data validation, preprocessing, training, evaluation, and serving.</text:p>
        </text:list-item>
        <text:list-item>
          <text:p text:style-name="P27">Streamlines the machine learning workflow from data ingestion to model deployment and monitor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4:05.951761401</meta:creation-date>
    <dc:date>2024-04-07T12:26:12.871268187</dc:date>
    <meta:editing-duration>PT45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7" meta:word-count="528" meta:character-count="3796" meta:non-whitespace-character-count="3367"/>
  </office:meta>
</office:document-meta>
</file>